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text-align="end" style:justify-single-word="false" fo:background-color="transparent" fo:padding="0cm" fo:border="none"/>
    </style:style>
    <style:style style:name="P2" style:family="paragraph" style:parent-style-name="normal">
      <loext:graphic-properties draw:fill="none" draw:fill-color="#ffffff"/>
      <style:paragraph-properties fo:text-align="center" style:justify-single-word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" style:family="paragraph" style:parent-style-name="normal">
      <loext:graphic-properties draw:fill="none" draw:fill-color="#ffffff"/>
      <style:paragraph-properties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5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6" style:family="paragraph" style:parent-style-name="normal">
      <loext:graphic-properties draw:fill="none" draw:fill-color="#ffffff"/>
      <style:paragraph-properties fo:background-color="transparent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7" style:family="paragraph" style:parent-style-name="normal">
      <loext:graphic-properties draw:fill="none" draw:fill-color="#ffffff"/>
      <style:paragraph-properties fo:text-align="center" style:justify-single-word="false" fo:background-color="transparent" fo:padding="0cm" fo:border="none"/>
    </style:style>
    <style:style style:name="P8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</style:style>
    <style:style style:name="P9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  <style:text-properties officeooo:paragraph-rsid="000c1fb3"/>
    </style:style>
    <style:style style:name="P10" style:family="paragraph" style:parent-style-name="normal">
      <loext:graphic-properties draw:fill="none" draw:fill-color="#ffffff"/>
      <style:paragraph-properties fo:background-color="transparent" fo:padding="0cm" fo:border="none"/>
    </style:style>
    <style:style style:name="P11" style:family="paragraph" style:parent-style-name="normal">
      <loext:graphic-properties draw:fill="none" draw:fill-color="#ffffff"/>
      <style:paragraph-properties fo:background-color="transparent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2" style:family="paragraph" style:parent-style-name="normal">
      <loext:graphic-properties draw:fill="none" draw:fill-color="#ffffff"/>
      <style:paragraph-properties fo:background-color="transparent" fo:padding="0cm" fo:border="none"/>
      <style:text-properties officeooo:paragraph-rsid="00262ba3"/>
    </style:style>
    <style:style style:name="P13" style:family="paragraph" style:parent-style-name="normal">
      <loext:graphic-properties draw:fill="none" draw:fill-color="#ffffff"/>
      <style:paragraph-properties fo:background-color="transparent" fo:padding="0cm" fo:border="none"/>
      <style:text-properties officeooo:paragraph-rsid="002f0b14"/>
    </style:style>
    <style:style style:name="P14" style:family="paragraph" style:parent-style-name="Heading_20_1">
      <loext:graphic-properties draw:fill="none" draw:fill-color="#ffffff"/>
      <style:paragraph-properties fo:background-color="transparent" fo:padding="0cm" fo:border="none"/>
    </style:style>
    <style:style style:name="P15" style:family="paragraph" style:parent-style-name="Heading_20_2">
      <loext:graphic-properties draw:fill="none" draw:fill-color="#ffffff"/>
      <style:paragraph-properties fo:background-color="transparent" fo:padding="0cm" fo:border="none"/>
    </style:style>
    <style:style style:name="P16" style:family="paragraph" style:parent-style-name="Heading_20_1">
      <loext:graphic-properties draw:fill="none" draw:fill-color="#ffffff"/>
      <style:paragraph-properties fo:margin-top="0.353cm" fo:margin-bottom="0cm" loext:contextual-spacing="false" fo:line-height="100%" fo:keep-together="always" fo:background-color="transparent" fo:padding="0cm" fo:border="none" fo:keep-with-next="always"/>
    </style:style>
    <style:style style:name="P17" style:family="paragraph" style:parent-style-name="normal">
      <loext:graphic-properties draw:fill="none" draw:fill-color="#ffffff"/>
      <style:paragraph-properties fo:margin-left="0.635cm" fo:margin-right="0cm" fo:text-indent="0cm" style:auto-text-indent="false" fo:background-color="transparent" fo:padding="0cm" fo:border="none"/>
    </style:style>
    <style:style style:name="P18" style:family="paragraph" style:parent-style-name="normal">
      <loext:graphic-properties draw:fill="none" draw:fill-color="#ffffff"/>
      <style:paragraph-properties fo:margin-left="1.27cm" fo:margin-right="0cm" fo:text-indent="0cm" style:auto-text-indent="false" fo:background-color="transparent" fo:padding="0cm" fo:border="none"/>
    </style:style>
    <style:style style:name="P19" style:family="paragraph" style:parent-style-name="normal">
      <loext:graphic-properties draw:fill="none" draw:fill-color="#ffffff"/>
      <style:paragraph-properties fo:margin-left="1.905cm" fo:margin-right="0cm" fo:text-indent="0cm" style:auto-text-indent="false" fo:background-color="transparent" fo:padding="0cm" fo:border="none"/>
    </style:style>
    <style:style style:name="P20" style:family="paragraph" style:parent-style-name="Title" style:master-page-name="Standard">
      <loext:graphic-properties draw:fill="none" draw:fill-color="#ffffff"/>
      <style:paragraph-properties fo:text-align="center" style:justify-single-word="false" style:page-number="1" fo:background-color="transparent" fo:padding="0cm" fo:border="none"/>
      <style:text-properties style:font-name="Trebuchet MS" fo:font-size="21pt" officeooo:rsid="000ab28e" officeooo:paragraph-rsid="000ab28e" style:font-name-asian="Trebuchet MS1" style:font-size-asian="21pt" style:font-name-complex="Trebuchet MS1" style:font-size-complex="21pt"/>
    </style:style>
    <style:style style:name="P21" style:family="paragraph" style:parent-style-name="Heading_20_3">
      <loext:graphic-properties draw:fill="none" draw:fill-color="#ffffff"/>
      <style:paragraph-properties fo:background-color="transparent" fo:padding="0cm" fo:border="none"/>
      <style:text-properties fo:color="#000000"/>
    </style:style>
    <style:style style:name="P22" style:family="paragraph" style:parent-style-name="Heading_20_3">
      <loext:graphic-properties draw:fill="none" draw:fill-color="#ffffff"/>
      <style:paragraph-properties fo:margin-top="0.282cm" fo:margin-bottom="0cm" loext:contextual-spacing="false" fo:line-height="100%" fo:keep-together="always" fo:background-color="transparent" fo:padding="0cm" fo:border="none" fo:keep-with-next="always"/>
      <style:text-properties fo:color="#000000"/>
    </style:style>
    <style:style style:name="P23" style:family="paragraph" style:parent-style-name="normal">
      <loext:graphic-properties draw:fill="none" draw:fill-color="#ffffff"/>
      <style:paragraph-properties fo:text-align="center" style:justify-single-word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24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25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officeooo:paragraph-rsid="000db236" style:font-name-asian="Trebuchet MS1" style:font-size-asian="13pt" style:font-name-complex="Trebuchet MS1" style:font-size-complex="13pt"/>
    </style:style>
    <style:style style:name="P26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officeooo:paragraph-rsid="003406ef" style:font-name-asian="Trebuchet MS1" style:font-size-asian="13pt" style:font-name-complex="Trebuchet MS1" style:font-size-complex="13pt"/>
    </style:style>
    <style:style style:name="P27" style:family="paragraph" style:parent-style-name="normal" style:list-style-name="L1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officeooo:rsid="000db236" officeooo:paragraph-rsid="000db236" style:font-name-asian="Trebuchet MS1" style:font-size-asian="13pt" style:font-name-complex="Trebuchet MS1" style:font-size-complex="13pt"/>
    </style:style>
    <style:style style:name="P28" style:family="paragraph" style:parent-style-name="normal" style:list-style-name="L2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officeooo:rsid="003406ef" officeooo:paragraph-rsid="003406ef" style:font-name-asian="Trebuchet MS1" style:font-size-asian="13pt" style:font-name-complex="Trebuchet MS1" style:font-size-complex="13pt"/>
    </style:style>
    <style:style style:name="P29" style:family="paragraph" style:parent-style-name="normal" style:list-style-name="L3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officeooo:rsid="000de6b2" officeooo:paragraph-rsid="000de6b2" style:font-name-asian="Trebuchet MS1" style:font-size-asian="13pt" style:font-name-complex="Trebuchet MS1" style:font-size-complex="13pt"/>
    </style:style>
    <style:style style:name="P30" style:family="paragraph" style:parent-style-name="normal" style:list-style-name="L4">
      <loext:graphic-properties draw:fill="none" draw:fill-color="#ffffff"/>
      <style:paragraph-properties fo:text-align="start" style:justify-single-word="false" fo:background-color="transparent" fo:padding="0cm" fo:border="none"/>
      <style:text-properties fo:color="#666666" style:font-name="Trebuchet MS" fo:font-size="13pt" officeooo:rsid="000de6b2" officeooo:paragraph-rsid="000de6b2" style:font-name-asian="Trebuchet MS1" style:font-size-asian="13pt" style:font-name-complex="Trebuchet MS1" style:font-size-complex="13pt"/>
    </style:style>
    <style:style style:name="P31" style:family="paragraph" style:parent-style-name="normal">
      <loext:graphic-properties draw:fill="none" draw:fill-color="#ffffff"/>
      <style:paragraph-properties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2" style:family="paragraph" style:parent-style-name="normal">
      <loext:graphic-properties draw:fill="none" draw:fill-color="#ffffff"/>
      <style:paragraph-properties fo:background-color="transparent" fo:padding="0cm" fo:border="none"/>
      <style:text-properties officeooo:rsid="000ab28e" officeooo:paragraph-rsid="002f0b14"/>
    </style:style>
    <style:style style:name="P33" style:family="paragraph" style:parent-style-name="normal">
      <loext:graphic-properties draw:fill="none" draw:fill-color="#ffffff"/>
      <style:paragraph-properties fo:background-color="transparent" fo:padding="0cm" fo:border="none"/>
      <style:text-properties officeooo:rsid="002f0b14" officeooo:paragraph-rsid="002f0b14"/>
    </style:style>
    <style:style style:name="P34" style:family="paragraph" style:parent-style-name="normal" style:list-style-name="L1">
      <loext:graphic-properties draw:fill="none" draw:fill-color="#ffffff"/>
      <style:paragraph-properties fo:text-align="start" style:justify-single-word="false" fo:background-color="transparent" fo:padding="0cm" fo:border="none"/>
      <style:text-properties officeooo:paragraph-rsid="000db236"/>
    </style:style>
    <style:style style:name="P35" style:family="paragraph" style:parent-style-name="normal" style:list-style-name="L2">
      <loext:graphic-properties draw:fill="none" draw:fill-color="#ffffff"/>
      <style:paragraph-properties fo:text-align="start" style:justify-single-word="false" fo:background-color="transparent" fo:padding="0cm" fo:border="none"/>
      <style:text-properties officeooo:paragraph-rsid="003406ef"/>
    </style:style>
    <style:style style:name="P36" style:family="paragraph" style:parent-style-name="normal">
      <loext:graphic-properties draw:fill="none" draw:fill-color="#ffffff"/>
      <style:paragraph-properties fo:text-align="start" style:justify-single-word="false" fo:background-color="transparent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37" style:family="paragraph" style:parent-style-name="normal">
      <loext:graphic-properties draw:fill="none" draw:fill-color="#ffffff"/>
      <style:paragraph-properties fo:background-color="transparent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38" style:family="paragraph" style:parent-style-name="normal">
      <loext:graphic-properties draw:fill="none" draw:fill-color="#ffffff"/>
      <style:paragraph-properties fo:margin-left="1.27cm" fo:margin-right="0cm" fo:text-align="start" style:justify-single-word="false" fo:text-indent="0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9" style:family="paragraph" style:parent-style-name="normal">
      <loext:graphic-properties draw:fill="none" draw:fill-color="#ffffff"/>
      <style:paragraph-properties fo:margin-left="0cm" fo:margin-right="0cm" fo:text-align="start" style:justify-single-word="false" fo:text-indent="1.27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0" style:family="paragraph" style:parent-style-name="normal">
      <loext:graphic-properties draw:fill="none" draw:fill-color="#ffffff"/>
      <style:paragraph-properties fo:margin-left="0cm" fo:margin-right="0cm" fo:text-indent="1.27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1" style:family="paragraph" style:parent-style-name="normal">
      <loext:graphic-properties draw:fill="none" draw:fill-color="#ffffff"/>
      <style:paragraph-properties fo:margin-left="0cm" fo:margin-right="0cm" fo:text-align="start" style:justify-single-word="false" fo:text-indent="1.27cm" style:auto-text-indent="false" fo:background-color="transparent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42" style:family="paragraph" style:parent-style-name="normal">
      <loext:graphic-properties draw:fill="none" draw:fill-color="#ffffff"/>
      <style:paragraph-properties fo:margin-left="0cm" fo:margin-right="0cm" fo:text-indent="1.27cm" style:auto-text-indent="false" fo:background-color="transparent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43" style:family="paragraph" style:parent-style-name="normal">
      <loext:graphic-properties draw:fill="none" draw:fill-color="#ffffff"/>
      <style:paragraph-properties fo:margin-left="1.27cm" fo:margin-right="0cm" fo:text-align="start" style:justify-single-word="false" fo:text-indent="1.27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4" style:family="paragraph" style:parent-style-name="normal">
      <loext:graphic-properties draw:fill="none" draw:fill-color="#ffffff"/>
      <style:paragraph-properties fo:margin-left="1.27cm" fo:margin-right="0cm" fo:text-indent="1.27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5" style:family="paragraph" style:parent-style-name="normal">
      <loext:graphic-properties draw:fill="none" draw:fill-color="#ffffff"/>
      <style:paragraph-properties fo:margin-left="3.81cm" fo:margin-right="0cm" fo:text-align="start" style:justify-single-word="false" fo:text-indent="0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6" style:family="paragraph" style:parent-style-name="normal">
      <loext:graphic-properties draw:fill="none" draw:fill-color="#ffffff"/>
      <style:paragraph-properties fo:margin-left="3.81cm" fo:margin-right="0cm" fo:text-indent="0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7" style:family="paragraph" style:parent-style-name="normal">
      <loext:graphic-properties draw:fill="none" draw:fill-color="#ffffff"/>
      <style:paragraph-properties fo:margin-left="2.54cm" fo:margin-right="0cm" fo:text-indent="1.27cm" style:auto-text-indent="false" fo:background-color="transparent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1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2" style:family="text">
      <style:text-properties fo:color="#666666" style:font-name="Trebuchet MS" fo:font-size="13pt" officeooo:rsid="000ab28e" style:font-name-asian="Trebuchet MS1" style:font-size-asian="13pt" style:font-name-complex="Trebuchet MS1" style:font-size-complex="13pt"/>
    </style:style>
    <style:style style:name="T3" style:family="text">
      <style:text-properties fo:color="#666666" style:font-name="Trebuchet MS" fo:font-size="13pt" officeooo:rsid="000db236" style:font-name-asian="Trebuchet MS1" style:font-size-asian="13pt" style:font-name-complex="Trebuchet MS1" style:font-size-complex="13pt"/>
    </style:style>
    <style:style style:name="T4" style:family="text">
      <style:text-properties fo:color="#666666" style:font-name="Trebuchet MS" fo:font-size="13pt" officeooo:rsid="003c6c2c" style:font-name-asian="Trebuchet MS1" style:font-size-asian="13pt" style:font-name-complex="Trebuchet MS1" style:font-size-complex="13pt"/>
    </style:style>
    <style:style style:name="T5" style:family="text">
      <style:text-properties fo:color="#666666" style:font-name="Trebuchet MS" fo:font-size="13pt" officeooo:rsid="003406ef" style:font-name-asian="Trebuchet MS1" style:font-size-asian="13pt" style:font-name-complex="Trebuchet MS1" style:font-size-complex="13pt"/>
    </style:style>
    <style:style style:name="T6" style:family="text">
      <style:text-properties fo:color="#666666" style:font-name="Trebuchet MS" fo:font-size="13pt" officeooo:rsid="003a80c5" style:font-name-asian="Trebuchet MS1" style:font-size-asian="13pt" style:font-name-complex="Trebuchet MS1" style:font-size-complex="13pt"/>
    </style:style>
    <style:style style:name="T7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8" style:family="text">
      <style:text-properties style:font-name="Trebuchet MS" fo:font-size="13pt" style:font-name-asian="Trebuchet MS1" style:font-size-asian="13pt" style:font-name-complex="Trebuchet MS1" style:font-size-complex="13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officeooo:rsid="003a80c5"/>
    </style:style>
    <style:style style:name="T11" style:family="text">
      <style:text-properties officeooo:rsid="003ac632"/>
    </style:style>
    <style:style style:name="T12" style:family="text">
      <style:text-properties officeooo:rsid="003c6c2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utPONG</text:p>
      <text:p text:style-name="P2"/>
      <text:p text:style-name="P3"/>
      <text:p text:style-name="P3"/>
      <text:p text:style-name="P3"/>
      <text:p text:style-name="P3"/>
      <text:p text:style-name="P2">&lt;Your Company Logo Here&gt;</text:p>
      <text:p text:style-name="P3"/>
      <text:p text:style-name="P3"/>
      <text:p text:style-name="P3"/>
      <text:p text:style-name="P3"/>
      <text:p text:style-name="P7"><text:span text:style-name="T1">Revision: 0.0.</text:span><text:span text:style-name="T2">1</text:span></text:p>
      <text:p text:style-name="P2"/>
      <text:p text:style-name="P2">GDD Template Written by: Benjamin “HeadClot” Stanle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License </text:p>
      <text:p text:style-name="P3">If you use this in any of your games. Give credit in the GDD (this document) to Alec Markarian and Benjamin Stanley. We did work so you don’t have to. <text:s text:c="2"/></text:p>
      <text:p text:style-name="P3"/>
      <text:p text:style-name="P7"><text:span text:style-name="T1">Feel free to Modify, redistribute but </text:span><text:span text:style-name="T7">not sell</text:span><text:span text:style-name="T1"> this document.</text:span></text:p>
      <text:p text:style-name="P3"/>
      <text:p text:style-name="P3"/>
      <text:p text:style-name="P2"><text:soft-page-break/>TL;DR - Keep the credits section of this document intact and we are good and do not sell i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TextSection">
        <text:p text:style-name="P5"/>
        <text:table-of-content text:style-name="Sect1" text:protected="true" text:name="Sumario1">
          <text:table-of-content-source text:outline-level="10" text:use-index-marks="false">
            <text:index-title-template text:style-name="Contents_20_Heading">
</text:index-title-template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7"><text:a xlink:type="simple" xlink:href="#_yj5nhqp5cf0j" text:style-name="Index_20_Link" text:visited-style-name="Index_20_Link"><text:span text:style-name="T9">Overview</text:span></text:a></text:p>
            <text:p text:style-name="P18"><text:a xlink:type="simple" xlink:href="#_5s48wntac2es" text:style-name="Index_20_Link" text:visited-style-name="Index_20_Link"><text:span text:style-name="T9">Theme / Setting / Genre</text:span></text:a></text:p>
            <text:p text:style-name="P18"><text:a xlink:type="simple" xlink:href="#_uzq23hfhdv6e" text:style-name="Index_20_Link" text:visited-style-name="Index_20_Link"><text:span text:style-name="T9">Core Gameplay Mechanics Brief</text:span></text:a></text:p>
            <text:p text:style-name="P18"><text:a xlink:type="simple" xlink:href="#_kvz0cxkhwt0s" text:style-name="Index_20_Link" text:visited-style-name="Index_20_Link"><text:span text:style-name="T9">Targeted platforms</text:span></text:a></text:p>
            <text:p text:style-name="P18"><text:a xlink:type="simple" xlink:href="#_421ijgnpyvmc" text:style-name="Index_20_Link" text:visited-style-name="Index_20_Link"><text:span text:style-name="T9">Monetization model (Brief/Document)</text:span></text:a></text:p>
            <text:p text:style-name="P18"><text:a xlink:type="simple" xlink:href="#_rdb2xo3rjh0s" text:style-name="Index_20_Link" text:visited-style-name="Index_20_Link"><text:span text:style-name="T9">Project Scope</text:span></text:a></text:p>
            <text:p text:style-name="P18"><text:a xlink:type="simple" xlink:href="#_155cm8v36jpc" text:style-name="Index_20_Link" text:visited-style-name="Index_20_Link"><text:span text:style-name="T9">Influences (Brief)</text:span></text:a></text:p>
            <text:p text:style-name="P19"><text:a xlink:type="simple" xlink:href="#_c6nxu1rzd2cc" text:style-name="Index_20_Link" text:visited-style-name="Index_20_Link"><text:span text:style-name="T9">- &lt;Influence #1&gt;</text:span></text:a></text:p>
            <text:p text:style-name="P19"><text:a xlink:type="simple" xlink:href="#_ssiemceczw16" text:style-name="Index_20_Link" text:visited-style-name="Index_20_Link"><text:span text:style-name="T9">- &lt;Influence #2&gt;</text:span></text:a></text:p>
            <text:p text:style-name="P19"><text:a xlink:type="simple" xlink:href="#_31bxzkfeuvl6" text:style-name="Index_20_Link" text:visited-style-name="Index_20_Link"><text:span text:style-name="T9">- &lt;Influence #3&gt;</text:span></text:a></text:p>
            <text:p text:style-name="P19"><text:soft-page-break/><text:a xlink:type="simple" xlink:href="#_o4f1wa5aq6q3" text:style-name="Index_20_Link" text:visited-style-name="Index_20_Link"><text:span text:style-name="T9">- &lt;Influence #4&gt;</text:span></text:a></text:p>
            <text:p text:style-name="P18"><text:a xlink:type="simple" xlink:href="#_337xnergkz1b" text:style-name="Index_20_Link" text:visited-style-name="Index_20_Link"><text:span text:style-name="T9">The elevator Pitch</text:span></text:a></text:p>
            <text:p text:style-name="P18"><text:a xlink:type="simple" xlink:href="#_z7oe7x50rpf3" text:style-name="Index_20_Link" text:visited-style-name="Index_20_Link"><text:span text:style-name="T9">Project Description (Brief):</text:span></text:a></text:p>
            <text:p text:style-name="P18"><text:a xlink:type="simple" xlink:href="#_exbmsy55zuvb" text:style-name="Index_20_Link" text:visited-style-name="Index_20_Link"><text:span text:style-name="T9">Project Description (Detailed)</text:span></text:a></text:p>
            <text:p text:style-name="P17"><text:a xlink:type="simple" xlink:href="#_s4h84uy3suza" text:style-name="Index_20_Link" text:visited-style-name="Index_20_Link"><text:span text:style-name="T9">What sets this project apart?</text:span></text:a></text:p>
            <text:p text:style-name="P18"><text:a xlink:type="simple" xlink:href="#_a8x4s87df6uk" text:style-name="Index_20_Link" text:visited-style-name="Index_20_Link"><text:span text:style-name="T9">Core Gameplay Mechanics (Detailed)</text:span></text:a></text:p>
            <text:p text:style-name="P19"><text:a xlink:type="simple" xlink:href="#_jyik8zbcjcio" text:style-name="Index_20_Link" text:visited-style-name="Index_20_Link"><text:span text:style-name="T9">- &lt;Core Gameplay Mechanic #1&gt;</text:span></text:a></text:p>
            <text:p text:style-name="P19"><text:a xlink:type="simple" xlink:href="#_y46mn9zee60t" text:style-name="Index_20_Link" text:visited-style-name="Index_20_Link"><text:span text:style-name="T9">- &lt;Core Gameplay Mechanic #2&gt;</text:span></text:a></text:p>
            <text:p text:style-name="P19"><text:a xlink:type="simple" xlink:href="#_lmzwvmw5e0hr" text:style-name="Index_20_Link" text:visited-style-name="Index_20_Link"><text:span text:style-name="T9">- &lt;Core Gameplay Mechanic #3&gt;</text:span></text:a></text:p>
            <text:p text:style-name="P19"><text:a xlink:type="simple" xlink:href="#_kct9c2l3dr9p" text:style-name="Index_20_Link" text:visited-style-name="Index_20_Link"><text:span text:style-name="T9">- &lt;Core Gameplay Mechanic #4&gt;</text:span></text:a></text:p>
            <text:p text:style-name="P17"><text:a xlink:type="simple" xlink:href="#_6pmf08ssy6y0" text:style-name="Index_20_Link" text:visited-style-name="Index_20_Link"><text:span text:style-name="T9">Story and Gameplay</text:span></text:a></text:p>
            <text:p text:style-name="P18"><text:a xlink:type="simple" xlink:href="#_ctv1wxi9dpll" text:style-name="Index_20_Link" text:visited-style-name="Index_20_Link"><text:span text:style-name="T9">Story (Brief)</text:span></text:a></text:p>
            <text:p text:style-name="P18"><text:a xlink:type="simple" xlink:href="#_kqt2h5q76zyt" text:style-name="Index_20_Link" text:visited-style-name="Index_20_Link"><text:span text:style-name="T9">Story (Detailed)</text:span></text:a></text:p>
            <text:p text:style-name="P18"><text:a xlink:type="simple" xlink:href="#_ejtq4v6r30ui" text:style-name="Index_20_Link" text:visited-style-name="Index_20_Link"><text:span text:style-name="T9">Gameplay (Brief)</text:span></text:a></text:p>
            <text:p text:style-name="P18"><text:a xlink:type="simple" xlink:href="#_cl69l94amjmx" text:style-name="Index_20_Link" text:visited-style-name="Index_20_Link"><text:span text:style-name="T9">Gameplay (Detailed)</text:span></text:a></text:p>
            <text:p text:style-name="P17"><text:a xlink:type="simple" xlink:href="#_6m1256af7s3j" text:style-name="Index_20_Link" text:visited-style-name="Index_20_Link"><text:span text:style-name="T9">Assets Needed</text:span></text:a></text:p>
            <text:p text:style-name="P18"><text:a xlink:type="simple" xlink:href="#_1wb69txjqarm" text:style-name="Index_20_Link" text:visited-style-name="Index_20_Link"><text:span text:style-name="T9">- 2D</text:span></text:a></text:p>
            <text:p text:style-name="P18"><text:a xlink:type="simple" xlink:href="#_xdk2cy4n4ovn" text:style-name="Index_20_Link" text:visited-style-name="Index_20_Link"><text:span text:style-name="T9">- 3D</text:span></text:a></text:p>
            <text:p text:style-name="P18"><text:a xlink:type="simple" xlink:href="#_f8xx8iwg5gs9" text:style-name="Index_20_Link" text:visited-style-name="Index_20_Link"><text:span text:style-name="T9">- Sound</text:span></text:a></text:p>
            <text:p text:style-name="P18"><text:a xlink:type="simple" xlink:href="#_ky1qxs88utre" text:style-name="Index_20_Link" text:visited-style-name="Index_20_Link"><text:span text:style-name="T9">- Code</text:span></text:a></text:p>
            <text:p text:style-name="P18"><text:a xlink:type="simple" xlink:href="#_isk96p5euy3r" text:style-name="Index_20_Link" text:visited-style-name="Index_20_Link"><text:span text:style-name="T9">- Animation</text:span></text:a></text:p>
            <text:p text:style-name="P17"><text:a xlink:type="simple" xlink:href="#_kmt9zaowjejr" text:style-name="Index_20_Link" text:visited-style-name="Index_20_Link"><text:span text:style-name="T9">Schedule</text:span></text:a></text:p>
            <text:p text:style-name="P19"><text:a xlink:type="simple" xlink:href="#_r3fjjzh8krjg" text:style-name="Index_20_Link" text:visited-style-name="Index_20_Link"><text:span text:style-name="T9">- &lt;Object #1&gt;</text:span></text:a></text:p>
            <text:p text:style-name="P19"><text:a xlink:type="simple" xlink:href="#_j584764hn4bz" text:style-name="Index_20_Link" text:visited-style-name="Index_20_Link"><text:span text:style-name="T9">- &lt;Object #2&gt;</text:span></text:a></text:p>
            <text:p text:style-name="P19"><text:a xlink:type="simple" xlink:href="#_lbj31oz0xb3v" text:style-name="Index_20_Link" text:visited-style-name="Index_20_Link"><text:span text:style-name="T9">- &lt;Object #3&gt;</text:span></text:a></text:p>
            <text:p text:style-name="P19"><text:a xlink:type="simple" xlink:href="#_p0jgh8xq0o3r" text:style-name="Index_20_Link" text:visited-style-name="Index_20_Link"><text:span text:style-name="T9">- &lt;Object #4&gt;</text:span></text:a></text:p>
          </text:index-body>
        </text:table-of-content>
      </text:section>
      <text:p text:style-name="P6"/>
      <text:p text:style-name="P5"/>
      <text:p text:style-name="P5"/>
      <text:p text:style-name="P5"/>
      <text:p text:style-name="P5"/>
      <text:p text:style-name="P14"><text:bookmark text:name="_yj5nhqp5cf0j"/>Overview</text:p>
      <text:p text:style-name="P10"/>
      <text:p text:style-name="P32">futPONG is an evolution of the classic arcade game PONG. Based on the well known mechanics of the original game, futPONG pretends to translate the player from a tennis court to a football pitch. Being able to choose from a list of teams that will remind of some of the main football clubs in the world, the player will compete in different game modes. </text:p>
      <text:p text:style-name="P13"/>
      <text:p text:style-name="P33">In futPONG every game counts and, depending on its performance, the player will earn experience points that can be spent on skins or modifying the teams’ stats.</text:p>
      <text:p text:style-name="P13"/>
      <text:p text:style-name="P12"/>
      <text:p text:style-name="P3"><text:soft-page-break/></text:p>
      <text:p text:style-name="P15"><text:bookmark text:name="_5s48wntac2es"/>Theme / Setting / Genre</text:p>
      <text:list xml:id="list3675360015" text:style-name="L1">
        <text:list-item>
          <text:p text:style-name="P34"><text:span text:style-name="T1">- </text:span><text:span text:style-name="T3">Sports</text:span></text:p>
        </text:list-item>
        <text:list-item>
          <text:p text:style-name="P27">- Arcade</text:p>
        </text:list-item>
      </text:list>
      <text:p text:style-name="P25"/>
      <text:p text:style-name="P9"/>
      <text:p text:style-name="P15"><text:bookmark text:name="_uzq23hfhdv6e"/>Core Gameplay Mechanics Brief</text:p>
      <text:list xml:id="list3210662205" text:style-name="L2">
        <text:list-item>
          <text:p text:style-name="P35"><text:span text:style-name="T5">R</text:span><text:span text:style-name="T4">acket</text:span><text:span text:style-name="T5"> m</text:span><text:span text:style-name="T4">ovement</text:span><text:span text:style-name="T5">. </text:span><text:span text:style-name="T6">PC (arrowkeys). Mobile (touch buttons. Vertical orientation, left and right sides)</text:span></text:p>
        </text:list-item>
        <text:list-item>
          <text:p text:style-name="P28">Powerups during the game <text:span text:style-name="T11">(bus, super shot -faster ball-, barrier))</text:span></text:p>
        </text:list-item>
        <text:list-item>
          <text:p text:style-name="P28"/>
        </text:list-item>
      </text:list>
      <text:p text:style-name="P26"><text:s/>&lt;Gameplay Mechanic #1&gt;</text:p>
      <text:p text:style-name="P3"><text:tab/>- &lt;Gameplay Mechanic #2&gt;</text:p>
      <text:p text:style-name="P3"><text:tab/>- &lt;Gameplay Mechanic #3&gt;</text:p>
      <text:p text:style-name="P3"><text:tab/>- &lt;Gameplay Mechanic #4&gt;</text:p>
      <text:p text:style-name="P15"><text:bookmark text:name="_kvz0cxkhwt0s"/>Targeted platforms</text:p>
      <text:list xml:id="list1211131546" text:style-name="L3">
        <text:list-item>
          <text:p text:style-name="P29">Android</text:p>
        </text:list-item>
        <text:list-item>
          <text:p text:style-name="P29">PC</text:p>
        </text:list-item>
      </text:list>
      <text:p text:style-name="P3"/>
      <text:p text:style-name="P15"><text:bookmark text:name="_421ijgnpyvmc"/>Monetization model (Brief/Document) </text:p>
      <text:list xml:id="list1929513252" text:style-name="L4">
        <text:list-item>
          <text:p text:style-name="P30">Ad Driven.</text:p>
        </text:list-item>
      </text:list>
      <text:p text:style-name="P38"/>
      <text:p text:style-name="P38">- &lt;Monetization Type&gt; (Premium, Paid Alpha/Beta/Final, Ad Driven, Micro-transactions, Subscription, etc.)</text:p>
      <text:p text:style-name="P3"><text:tab/>- &lt;Link to Monetization Document&gt; </text:p>
      <text:p text:style-name="P39">(How do you plan to monetize the game?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5"><text:bookmark text:name="_rdb2xo3rjh0s"/>Project Scope </text:p>
      <text:p text:style-name="P8"><text:span text:style-name="T1"><text:tab/></text:span><text:span text:style-name="T8">- &lt;Game Time Scale</text:span><text:span text:style-name="T1">&gt;</text:span></text:p>
      <text:p text:style-name="P3"><text:tab/><text:tab/>- Cost? (How much will it cost?)</text:p>
      <text:p text:style-name="P43">- Time Scale (How long will it take to make this game?)</text:p>
      <text:p text:style-name="P41">- &lt;Team Size&gt;</text:p>
      <text:p text:style-name="P39"><text:tab/>- &lt;Core Team&gt;</text:p>
      <text:p text:style-name="P39"><text:tab/><text:tab/>- Team Member name?</text:p>
      <text:p text:style-name="P39"><text:tab/><text:tab/><text:tab/>- What does he/she do?</text:p>
      <text:p text:style-name="P39"><text:tab/><text:tab/><text:tab/>- &lt;Cost to employ them full time or part time&gt;</text:p>
      <text:p text:style-name="P39"><text:tab/><text:tab/>- etc. </text:p>
      <text:p text:style-name="P45">(List as many core team members as you need to)</text:p>
      <text:p text:style-name="P43">- &lt;Marketing Team&gt;</text:p>
      <text:p text:style-name="P40"><text:tab/><text:tab/>- Team Member name?</text:p>
      <text:p text:style-name="P40"><text:tab/><text:tab/><text:tab/>- What does he/she do?</text:p>
      <text:p text:style-name="P40"><text:tab/><text:tab/><text:tab/>- &lt;Cost to employ them full time or part time&gt;</text:p>
      <text:p text:style-name="P40"><text:tab/><text:tab/>- Etc.</text:p>
      <text:p text:style-name="P46">(List as many marketing team members as you need to)</text:p>
      <text:p text:style-name="P36"><text:tab/>- &lt;Licenses / Hardware / Other Costs&gt;</text:p>
      <text:p text:style-name="P36"><text:tab/>- &lt;Total Costs with breakdown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5"><text:bookmark text:name="_155cm8v36jpc"/>Influences (Brief)</text:p>
      <text:p text:style-name="P21"><text:bookmark text:name="_c6nxu1rzd2cc"/><text:tab/>- &lt;Influence #1&gt;</text:p>
      <text:p text:style-name="P4"><text:tab/><text:tab/>- &lt;Medium&gt; (Television, Games, Literature, Movies, etc.)</text:p>
      <text:p text:style-name="P44">- /Explain why this is an influence in 1 Paragraph or less/</text:p>
      <text:p text:style-name="P21"><text:bookmark text:name="_ssiemceczw16"/><text:tab/>- &lt;Influence #2&gt;</text:p>
      <text:p text:style-name="P4"><text:tab/><text:tab/>- &lt;Medium&gt; (Television, Games, Literature, Movies, etc.)</text:p>
      <text:p text:style-name="P4"><text:tab/><text:tab/>- /Explain Why in 1 Paragraph or less/</text:p>
      <text:p text:style-name="P44">- /Explain why this is an influence in 1 Paragraph or less/</text:p>
      <text:p text:style-name="P21"><text:bookmark text:name="_31bxzkfeuvl6"/><text:tab/>- &lt;Influence #3&gt;</text:p>
      <text:p text:style-name="P4"><text:tab/><text:tab/>- &lt;Medium&gt; (Television, Games, Literature, Movies, etc.)</text:p>
      <text:p text:style-name="P44">- /Explain why this is an influence in 1 Paragraph or less/</text:p>
      <text:p text:style-name="P21"><text:bookmark text:name="_o4f1wa5aq6q3"/><text:tab/>- &lt;Influence #4&gt;</text:p>
      <text:p text:style-name="P4"><text:tab/><text:tab/>- &lt;Medium&gt; (Television, Games, Literature, Movies, etc.)</text:p>
      <text:p text:style-name="P4"><text:tab/><text:tab/>- /Explain Why in 1 Paragraph or less/</text:p>
      <text:p text:style-name="P44">- /Explain why this is an influence in 1 Paragraph or less/</text:p>
      <text:p text:style-name="P4"/>
      <text:p text:style-name="P15"><text:bookmark text:name="_337xnergkz1b"/>The elevator Pitch</text:p>
      <text:p text:style-name="P3">&lt;A one sentence pitch for your game.&gt; </text:p>
      <text:p text:style-name="P3">Pretend that your were pitching your game to a executive going to the elevator. You have less than 60 Seconds.</text:p>
      <text:p text:style-name="P3"/>
      <text:p text:style-name="P15"><text:bookmark text:name="_z7oe7x50rpf3"/>Project Description (Brief):</text:p>
      <text:p text:style-name="P3"/>
      <text:p text:style-name="P3">&lt;Two Paragraphs at least&gt;</text:p>
      <text:p text:style-name="P3">&lt;No more than three paragraphs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bookmark text:name="_exbmsy55zuvb"/><text:soft-page-break/>Project Description (Detailed)</text:p>
      <text:p text:style-name="P4"/>
      <text:p text:style-name="P4">&lt;Four Paragraphs or more If needs be&gt;</text:p>
      <text:p text:style-name="P4">&lt;No more than six paragraphs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bookmark text:name="_s4h84uy3suza"/><text:soft-page-break/>What sets this project apart?</text:p>
      <text:p text:style-name="P3"><text:tab/>- &lt;Reason #1&gt;</text:p>
      <text:p text:style-name="P3"><text:tab/>- &lt;Reason #2&gt;</text:p>
      <text:p text:style-name="P3"><text:tab/>- &lt;Reason #3&gt;</text:p>
      <text:p text:style-name="P3"><text:tab/>- &lt;Reason #4&gt;</text:p>
      <text:p text:style-name="P3"><text:tab/>- &lt;etc.&gt;</text:p>
      <text:p text:style-name="P15"><text:bookmark text:name="_a8x4s87df6uk"/>Core Gameplay Mechanics (Detailed)</text:p>
      <text:p text:style-name="P21"><text:bookmark text:name="_jyik8zbcjcio"/><text:tab/>- &lt;Core Gameplay Mechanic #1&gt;</text:p>
      <text:p text:style-name="P3"><text:tab/><text:tab/>- &lt;Details&gt;</text:p>
      <text:p text:style-name="P3"><text:tab/><text:tab/><text:tab/>/Describe in 2 Paragraphs or less/</text:p>
      <text:p text:style-name="P3"><text:tab/><text:tab/>- &lt;How it works&gt;</text:p>
      <text:p text:style-name="P4"><text:tab/><text:tab/><text:tab/>/Describe in 2 Paragraphs or less/</text:p>
      <text:p text:style-name="P21"><text:bookmark text:name="_y46mn9zee60t"/><text:tab/>- &lt;Core Gameplay Mechanic #2&gt;</text:p>
      <text:p text:style-name="P4"><text:tab/><text:tab/>- &lt;Details&gt;</text:p>
      <text:p text:style-name="P4"><text:tab/><text:tab/><text:tab/>/Describe in 2 Paragraphs or less/</text:p>
      <text:p text:style-name="P4"><text:tab/><text:tab/>- &lt;How it works&gt;</text:p>
      <text:p text:style-name="P4"><text:tab/><text:tab/><text:tab/>/Describe in 2 Paragraphs or less/</text:p>
      <text:p text:style-name="P21"><text:bookmark text:name="_lmzwvmw5e0hr"/><text:tab/>- &lt;Core Gameplay Mechanic #3&gt;</text:p>
      <text:p text:style-name="P4"><text:tab/><text:tab/>- &lt;Details&gt;</text:p>
      <text:p text:style-name="P4"><text:tab/><text:tab/><text:tab/>/Describe in 2 Paragraphs or less/</text:p>
      <text:p text:style-name="P4"><text:tab/><text:tab/>- &lt;How it works&gt;</text:p>
      <text:p text:style-name="P4"><text:tab/><text:tab/><text:tab/>/Describe in 2 Paragraphs or less/</text:p>
      <text:p text:style-name="P21"><text:bookmark text:name="_kct9c2l3dr9p"/><text:tab/>- &lt;Core Gameplay Mechanic #4&gt;</text:p>
      <text:p text:style-name="P4"><text:tab/><text:tab/>- &lt;Details&gt;</text:p>
      <text:p text:style-name="P4"><text:tab/><text:tab/><text:tab/>/Describe in 2 Paragraphs or less/</text:p>
      <text:p text:style-name="P4"><text:tab/><text:tab/>- &lt;How it works&gt;</text:p>
      <text:p text:style-name="P4"><text:tab/><text:tab/><text:tab/>/Describe in 2 Paragraphs or less/</text:p>
      <text:p text:style-name="P4"/>
      <text:p text:style-name="P14"><text:bookmark text:name="_t5ec1zf34qoo"/></text:p>
      <text:p text:style-name="P4"/>
      <text:p text:style-name="P4"/>
      <text:p text:style-name="P4"/>
      <text:p text:style-name="P14"><text:bookmark text:name="_6pmf08ssy6y0"/>Story and Gameplay</text:p>
      <text:p text:style-name="P10"/>
      <text:p text:style-name="P15"><text:bookmark text:name="_ctv1wxi9dpll"/><text:soft-page-break/>Story (Brief)</text:p>
      <text:p text:style-name="P10"/>
      <text:p text:style-name="P4">&lt;The Summary or TL;DR version of below&gt;</text:p>
      <text:p text:style-name="P15"><text:bookmark text:name="_kqt2h5q76zyt"/>Story (Detailed)</text:p>
      <text:p text:style-name="P10"/>
      <text:p text:style-name="P4">&lt;Go into as much detail as needs be&gt;</text:p>
      <text:p text:style-name="P40">&lt;Spare no detail&gt;</text:p>
      <text:p text:style-name="P4">&lt;Use Mind Mapping software to get your point across&gt;</text:p>
      <text:p text:style-name="P11"/>
      <text:p text:style-name="P15"><text:bookmark text:name="_ejtq4v6r30ui"/>Gameplay (Brief)</text:p>
      <text:p text:style-name="P4">&lt;The Summary version of below&gt;</text:p>
      <text:p text:style-name="P15"><text:bookmark text:name="_cl69l94amjmx"/>Gameplay (Detailed)</text:p>
      <text:p text:style-name="P4">&lt;Go into as much detail as needs be&gt;</text:p>
      <text:p text:style-name="P40">&lt;Spare no detail&gt;</text:p>
      <text:p text:style-name="P4">&lt;Combine this with the game mechanics section above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bookmark text:name="_6m1256af7s3j"/>Assets Needed</text:p>
      <text:p text:style-name="P11"/>
      <text:p text:style-name="P15"><text:bookmark text:name="_1wb69txjqarm"/>- 2D</text:p>
      <text:p text:style-name="P11"><text:tab/>- Textures</text:p>
      <text:p text:style-name="P10"><text:span text:style-name="T8"><text:tab/><text:tab/></text:span><text:span text:style-name="T1">- Environment Textures</text:span></text:p>
      <text:p text:style-name="P11"><text:soft-page-break/><text:tab/>- Heightmap data (If applicable)</text:p>
      <text:p text:style-name="P10"><text:span text:style-name="T8"><text:tab/><text:tab/></text:span><text:span text:style-name="T1">- List required data required - Example: DEM data of the entire UK.</text:span></text:p>
      <text:p text:style-name="P11"><text:tab/>- Etc.</text:p>
      <text:p text:style-name="P15"><text:bookmark text:name="_xdk2cy4n4ovn"/>- 3D</text:p>
      <text:p text:style-name="P11"><text:tab/>- Characters List</text:p>
      <text:p text:style-name="P4"><text:tab/><text:tab/>- Character #1</text:p>
      <text:p text:style-name="P4"><text:tab/><text:tab/>- Character #2</text:p>
      <text:p text:style-name="P4"><text:tab/><text:tab/>- Character #3</text:p>
      <text:p text:style-name="P4"><text:tab/><text:tab/>- etc.</text:p>
      <text:p text:style-name="P11"><text:tab/>- Environmental Art Lists</text:p>
      <text:p text:style-name="P4"><text:tab/><text:tab/>- Example #1</text:p>
      <text:p text:style-name="P4"><text:tab/><text:tab/>- Example #2 </text:p>
      <text:p text:style-name="P4"><text:tab/><text:tab/>- Example #3</text:p>
      <text:p text:style-name="P4"><text:tab/><text:tab/>- etc.</text:p>
      <text:p text:style-name="P15"><text:bookmark text:name="_f8xx8iwg5gs9"/>- Sound</text:p>
      <text:p text:style-name="P11"><text:tab/>- Sound List (Ambient)</text:p>
      <text:p text:style-name="P11"><text:tab/><text:tab/>- Outside</text:p>
      <text:p text:style-name="P4"><text:tab/><text:tab/><text:tab/>- Level 1</text:p>
      <text:p text:style-name="P4"><text:tab/><text:tab/><text:tab/>- Level 2 </text:p>
      <text:p text:style-name="P4"><text:tab/><text:tab/><text:tab/>- Level 3</text:p>
      <text:p text:style-name="P4"><text:tab/><text:tab/><text:tab/>- etc.</text:p>
      <text:p text:style-name="P11"><text:tab/><text:tab/>- Inside</text:p>
      <text:p text:style-name="P4"><text:tab/><text:tab/><text:tab/>- Level 1</text:p>
      <text:p text:style-name="P4"><text:tab/><text:tab/><text:tab/>- Level 2</text:p>
      <text:p text:style-name="P4"><text:tab/><text:tab/><text:tab/>- Level 3</text:p>
      <text:p text:style-name="P4"><text:tab/><text:tab/><text:tab/>- etc.</text:p>
      <text:p text:style-name="P11"/>
      <text:p text:style-name="P11"/>
      <text:p text:style-name="P11">- Sound List (Player)</text:p>
      <text:p text:style-name="P11"><text:tab/><text:tab/>- Character Movement Sound List</text:p>
      <text:p text:style-name="P4"><text:tab/><text:tab/><text:tab/>- Example 1</text:p>
      <text:p text:style-name="P4"><text:tab/><text:tab/><text:tab/>- Example 2</text:p>
      <text:p text:style-name="P47">- etc. </text:p>
      <text:p text:style-name="P11"><text:tab/><text:tab/>- Character Hit / Collision Sound list</text:p>
      <text:p text:style-name="P47">- Example 1</text:p>
      <text:p text:style-name="P4"><text:tab/><text:tab/><text:tab/>- Example 2</text:p>
      <text:p text:style-name="P46"><text:soft-page-break/>- etc.</text:p>
      <text:p text:style-name="P11"><text:tab/><text:tab/>- Character on Injured / Death sound list</text:p>
      <text:p text:style-name="P4"><text:tab/><text:tab/><text:tab/>- Example 1</text:p>
      <text:p text:style-name="P4"><text:tab/><text:tab/><text:tab/>- Example 2</text:p>
      <text:p text:style-name="P4"><text:tab/><text:tab/><text:tab/>- etc.</text:p>
      <text:p text:style-name="P11"/>
      <text:p text:style-name="P15"><text:bookmark text:name="_ky1qxs88utre"/>- Code</text:p>
      <text:p text:style-name="P11"><text:tab/>- Character Scripts (Player Pawn/Player Controller)</text:p>
      <text:p text:style-name="P11"><text:tab/>- Ambient Scripts (Runs in the background)</text:p>
      <text:p text:style-name="P40"><text:tab/>- Example</text:p>
      <text:p text:style-name="P42">- NPC Scripts</text:p>
      <text:p text:style-name="P40"><text:tab/>- Example</text:p>
      <text:p text:style-name="P40"><text:tab/>- etc.</text:p>
      <text:p text:style-name="P15"><text:bookmark text:name="_isk96p5euy3r"/>- Animation</text:p>
      <text:p text:style-name="P11"><text:tab/>- Environment Animations </text:p>
      <text:p text:style-name="P4"><text:tab/><text:tab/>- Example</text:p>
      <text:p text:style-name="P4"><text:tab/><text:tab/>- etc.</text:p>
      <text:p text:style-name="P11"><text:tab/>- Character Animations </text:p>
      <text:p text:style-name="P11"><text:tab/><text:tab/>- Player</text:p>
      <text:p text:style-name="P47">- Example </text:p>
      <text:p text:style-name="P47">- etc.</text:p>
      <text:p text:style-name="P11"><text:tab/><text:tab/>- NPC</text:p>
      <text:p text:style-name="P4"><text:tab/><text:tab/><text:tab/>- Example</text:p>
      <text:p text:style-name="P4"><text:tab/><text:tab/><text:tab/>- etc.</text:p>
      <text:p text:style-name="P11"/>
      <text:p text:style-name="P11"/>
      <text:p text:style-name="P16"><text:bookmark text:name="_kmt9zaowjejr"/>Schedule</text:p>
      <text:p text:style-name="P22"><text:bookmark text:name="_r3fjjzh8krjg"/><text:tab/>- &lt;Object #1&gt;</text:p>
      <text:p text:style-name="P10"><text:tab/><text:tab/>- Time Scale</text:p>
      <text:p text:style-name="P4"><text:tab/><text:tab/><text:tab/>- Milestone 1</text:p>
      <text:p text:style-name="P4"><text:tab/><text:tab/><text:tab/>- Milestone 2</text:p>
      <text:p text:style-name="P4"><text:tab/><text:tab/><text:tab/>- Etc.</text:p>
      <text:p text:style-name="P22"><text:bookmark text:name="_j584764hn4bz"/><text:tab/>- &lt;Object #2&gt;</text:p>
      <text:p text:style-name="P10"><text:tab/><text:tab/>- Time Scale</text:p>
      <text:p text:style-name="P4"><text:tab/><text:tab/><text:tab/>- Milestone 1</text:p>
      <text:p text:style-name="P4"><text:soft-page-break/><text:tab/><text:tab/><text:tab/>- Milestone 2</text:p>
      <text:p text:style-name="P4"><text:tab/><text:tab/><text:tab/>- Etc.</text:p>
      <text:p text:style-name="P22"><text:bookmark text:name="_lbj31oz0xb3v"/><text:tab/>- &lt;Object #3&gt;</text:p>
      <text:p text:style-name="P10"><text:tab/><text:tab/>- Time Scale</text:p>
      <text:p text:style-name="P4"><text:tab/><text:tab/><text:tab/>- Milestone 1</text:p>
      <text:p text:style-name="P4"><text:tab/><text:tab/><text:tab/>- Milestone 2</text:p>
      <text:p text:style-name="P4"><text:tab/><text:tab/><text:tab/>- Etc.</text:p>
      <text:p text:style-name="P22"><text:bookmark text:name="_p0jgh8xq0o3r"/><text:tab/>- &lt;Object #4&gt;</text:p>
      <text:p text:style-name="P10"><text:tab/><text:tab/>- Time Scale</text:p>
      <text:p text:style-name="P4"><text:tab/><text:tab/><text:tab/>- Milestone 1</text:p>
      <text:p text:style-name="P4"><text:tab/><text:tab/><text:tab/>- Milestone 2</text:p>
      <text:p text:style-name="P4"><text:tab/><text:tab/><text:tab/>- Etc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text-align="end" style:justify-single-word="false" fo:background-color="transparent" fo:padding="0cm" fo:border="non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5T18:10:03.210000000</dc:date>
    <meta:editing-duration>PT28M26S</meta:editing-duration>
    <meta:editing-cycles>39</meta:editing-cycles>
    <meta:generator>LibreOffice/6.3.1.2$Windows_X86_64 LibreOffice_project/b79626edf0065ac373bd1df5c28bd630b4424273</meta:generator>
    <meta:document-statistic meta:table-count="0" meta:image-count="0" meta:object-count="0" meta:page-count="12" meta:paragraph-count="232" meta:word-count="1057" meta:character-count="5984" meta:non-whitespace-character-count="4907"/>
  </office:meta>
</office:document-meta>
</file>